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InitTargetSourceTests.testLazyInitFactoryBeanTargetSourc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ustomLazyInitTargetSource.postProcessTargetObject( Object targe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InitTargetSourceTests.testCustomLazyInitSingletonTar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azyInitTargetSourceTests.testLazyInitSingletonTar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